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mple</text:p>
      <text:p text:style-name="Standard">barre de menu dynamique (a:hover progressif)</text:p>
      <text:p text:style-name="Standard">image header+barre de menu collé en dessous</text:p>
      <text:p text:style-name="Standard"/>
      <text:p text:style-name="Standard">Présentation de la formation</text:p>
      <text:p text:style-name="Standard">témoignages</text:p>
      <text:p text:style-name="Standard">liste des apprenants</text:p>
      <text:p text:style-name="Standard">Remerciements</text:p>
      <text:p text:style-name="Standard">barre sur le coté</text:p>
      <text:p text:style-name="Standard"/>
      <text:p text:style-name="Standard">couleurs : #F71073</text:p>
      <text:p text:style-name="Standard">Balsamiq Mockups</text:p>
      <text:p text:style-name="Standard"/>
      <text:p text:style-name="Standard"><text:a xlink:type="simple" xlink:href="http://www.ehesp.fr/campus/sites-de-formation/" text:style-name="Internet_20_link" text:visited-style-name="Visited_20_Internet_20_Link">http://www.ehesp.fr/campus/sites-de-formation/</text:a></text:p>
      <text:p text:style-name="Standard"/>
      <text:p text:style-name="Standard"/>
      <text:p text:style-name="Standard"/>
      <text:p text:style-name="Standard"><text:tab/><text:tab/><text:tab/><text:tab/><text:tab/><text:tab/>LOGO</text:p>
      <text:p text:style-name="Standard">Accueil | l'Ecole ; Partenaires ; l'équipe (formateurs;apprenants) nos événements(redoute, plaine-image: showroomprivé Paris; blablacar); contact</text:p>
      <text:p text:style-name="Standard"/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6M6S</meta:editing-duration>
    <meta:editing-cycles>20</meta:editing-cycles>
    <meta:generator>OpenOffice/4.1.3$Win32 OpenOffice.org_project/413m1$Build-9783</meta:generator>
    <dc:date>2017-03-27T19:13:05.71</dc:date>
    <dc:creator>Glenn Rimmer</dc:creator>
    <meta:document-statistic meta:table-count="0" meta:image-count="0" meta:object-count="0" meta:page-count="1" meta:paragraph-count="14" meta:word-count="49" meta:character-count="418"/>
    <meta:user-defined meta:name="Info 1"/>
    <meta:user-defined meta:name="Info 2"/>
    <meta:user-defined meta:name="Info 3"/>
    <meta:user-defined meta:name="Info 4"/>
  </office:meta>
</office:document-meta>
</file>